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P3" style:family="paragraph" style:parent-style-name="Text_20_body" style:list-style-name="L2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1043in" loext:contextual-spacing="false" fo:orphans="2" fo:widows="2"/>
    </style:style>
    <style:style style:name="P6" style:family="paragraph" style:parent-style-name="Text_20_body" style:list-style-name="L2">
      <style:paragraph-properties fo:margin-top="0in" fo:margin-bottom="0.1043in" loext:contextual-spacing="false" fo:orphans="2" fo:widows="2"/>
    </style:style>
    <style:style style:name="P7" style:family="paragraph" style:parent-style-name="Text_20_body" style:list-style-name="L3">
      <style:paragraph-properties fo:margin-top="0in" fo:margin-bottom="0.1043in" loext:contextual-spacing="false" fo:orphans="2" fo:widows="2"/>
    </style:style>
    <style:style style:name="P8" style:family="paragraph" style:parent-style-name="Heading_20_2">
      <style:text-properties fo:font-variant="normal" fo:text-transform="none" fo:color="#333333" style:font-name="Helvetica Neue" fo:font-size="22.5pt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in" loext:border="none"/>
    </style:style>
    <style:style style:name="T4" style:family="text">
      <style:text-properties officeooo:rsid="0018ddc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zadaniegra_rpg"/>Zadanie: Gra RPG</text:h>
      <text:p text:style-name="P1">Zaprojektuj i zaimplementuj podstawy komputerowej gry RPG, w której może istnieć wiele typów bohaterów. Początkowo system będzie obsługiwał tylko dwa rodzaje postaci (wojownik i mag), jednakże w przyszłości planowane jest rozszerzenie systemu o inne rodzaje bohaterów. Wiadomo jednak, że wszystkie postacie będą opisane nazwą, posiadają pewien poziom żywotności oraz udostępniają operację pozwalającą obliczyć moc ataku postaci na podstawie parametrów charakteryzujących bohatera.</text:p>
      <text:p text:style-name="P1">Zaimplementuj klasy reprezentujące dwa typy postaci opisane następującymi atrybutami:</text:p>
      <text:list xml:id="list1080952026" text:style-name="L1">
        <text:list-item>
          <text:p text:style-name="P5"><text:span text:style-name="Strong_20_Emphasis"><text:span text:style-name="T1">Mag: </text:span></text:span><text:span text:style-name="T2">imię, żywotność (w %), siła (liczba całkowita), punty magii (liczba całkowita)</text:span></text:p>
        </text:list-item>
        <text:list-item>
          <text:p text:style-name="P5"><text:span text:style-name="Strong_20_Emphasis"><text:span text:style-name="T1">Wojownik: </text:span></text:span><text:span text:style-name="T2">imię, żywotność (w %), siła (liczba całkowita)</text:span></text:p>
        </text:list-item>
      </text:list>
      <text:p text:style-name="P1">Zadbaj o właściwą hermetyzację, tzn. pola klas nie powinny być publiczne.</text:p>
      <text:p text:style-name="P1">Obiekty reprezentujące bohaterów udostępniają następujące operacje:</text:p>
      <text:list xml:id="list2515224637" text:style-name="L2">
        <text:list-item>
          <text:p text:style-name="P3">konstruktor pozwalający zainicjować wszystkie pola składowe,</text:p>
        </text:list-item>
        <text:list-item>
          <text:p text:style-name="P3">konstruktor domyślny ustawiający pola obiektów wg schematu:</text:p>
          <text:list>
            <text:list-item>
              <text:p text:style-name="P2"><text:span text:style-name="Strong_20_Emphasis"><text:span text:style-name="T1">Wojownik: </text:span></text:span><text:span text:style-name="T2">imię = „Geralt”, żywotność = 100%, siła = 3k6 (losowa wartość od 3 do 18, wynik rzutu trzema kostkami),</text:span></text:p>
            </text:list-item>
            <text:list-item>
              <text:p text:style-name="P2"><text:span text:style-name="Strong_20_Emphasis"><text:span text:style-name="T1">Mag: </text:span></text:span><text:span text:style-name="T2">imię = „Xardas”, żywotność = 100%, siła = 1k6, punkty magii = 2k6,</text:span></text:p>
            </text:list-item>
          </text:list>
        </text:list-item>
        <text:list-item>
          <text:p text:style-name="P3">metodę pozwalającą dodać (odjąć) pewną wartość punktów żywotności. Jednak wartość końcowa nie może spaść poniżej 0 i wzrosnąć powyżej 100%. Metoda zwraca nową wartość żywotności.</text:p>
        </text:list-item>
        <text:list-item>
          <text:p text:style-name="P3">metodę zwracającą moc ataku postaci. Zależnie od typu bohatera wynosi ona:</text:p>
          <text:list>
            <text:list-item>
              <text:p text:style-name="P2"><text:span text:style-name="T2">dla maga:</text:span><text:span text:style-name="Emphasis"><text:span text:style-name="T2">( punkty magii + siła ) x żywotność</text:span></text:span></text:p>
            </text:list-item>
            <text:list-item>
              <text:p text:style-name="P2"><text:span text:style-name="T2">dla wojownika: </text:span><text:span text:style-name="Emphasis"><text:span text:style-name="T2">siła x żywotność </text:span></text:span><text:span text:style-name="T2">, lecz gdy żywotność spadnie poniżej 5% wojownik wpada w szał i jego siła ataku równa się sile bazowej.</text:span></text:p>
            </text:list-item>
          </text:list>
        </text:list-item>
        <text:list-item>
          <text:p text:style-name="P6"><text:span text:style-name="T2">przeciąż metodę </text:span><text:span text:style-name="Source_20_Text"><text:span text:style-name="T3">ToString() </text:span></text:span><text:span text:style-name="T2">zwracającą napis zawierający informacje o nazwie bohatera oraz wartość żywotności i moc ataku.</text:span></text:p>
        </text:list-item>
      </text:list>
      <text:p text:style-name="P1">Zaimplementuj klasę realizującą drużynę bohaterów. Klasa ta przechowuje dowolnie duży zbiór postaci. Dla tej klasy zaimplementuj operacje:</text:p>
      <text:list xml:id="list51136090" text:style-name="L3">
        <text:list-item>
          <text:p text:style-name="P7"><text:span text:style-name="T2">konstruktor pozwalający zainicjować drużynę o podanej w argumencie nazwie,</text:span></text:p>
        </text:list-item>
        <text:list-item>
          <text:p text:style-name="P4">metodę dodającą nową postać do drużyny,</text:p>
        </text:list-item>
        <text:list-item>
          <text:p text:style-name="P4">metodę dającą dostęp (możliwość odczytu i modyfikacji) bohatera drużyny o podanym indeksie (może to być dociążony operator [])</text:p>
        </text:list-item>
        <text:list-item>
          <text:p text:style-name="P4">metodę zwracającą sumaryczną wartość mocy ataku wszystkich członków drużyny,</text:p>
        </text:list-item>
        <text:list-item>
          <text:p text:style-name="P7"><text:span text:style-name="T2">przeciążoną metodę </text:span><text:span text:style-name="Source_20_Text"><text:span text:style-name="T3">ToStrong()</text:span></text:span><text:span text:style-name="T2">, która zwraca napis zawierający nazwę drużyny, sumaryczną moc ataku oraz pełną listę postaci.</text:span></text:p>
        </text:list-item>
      </text:list>
      <text:p text:style-name="P1">Napisz program testujący działanie systemu. Utwórz grupę bohaterów o nazwie „Druzyna pierscienia” i umieść w jej składzie przynajmniej po dwie postaci z każdego typu. Zmniejsz żywotność jednego z wojowników do 3% i wypisz w terminalu zawartość drużyny: na<text:span text:style-name="T4">z</text:span>wę, sumaryczną wartość mocy ataku i listę uczestników grup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6</meta:editing-cycles>
    <meta:generator>LibreOffice/5.3.0.3$Windows_X86_64 LibreOffice_project/7074905676c47b82bbcfbea1aeefc84afe1c50e1</meta:generator>
    <dc:date>2018-02-23T23:20:46.653000000</dc:date>
    <meta:document-statistic meta:table-count="0" meta:image-count="0" meta:object-count="0" meta:page-count="1" meta:paragraph-count="23" meta:word-count="379" meta:character-count="2623" meta:non-whitespace-character-count="2283"/>
    <meta:user-defined meta:name="Info 1"/>
    <meta:user-defined meta:name="Info 2"/>
    <meta:user-defined meta:name="Info 3"/>
    <meta:user-defined meta:name="Info 4"/>
  </office:meta>
</office:document-meta>
</file>